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066in"/>
    </style:style>
    <style:style style:name="Table1.B" style:family="table-column">
      <style:table-column-properties style:column-width="1.4in"/>
    </style:style>
    <style:style style:name="Table1.C" style:family="table-column">
      <style:table-column-properties style:column-width="0.6167in"/>
    </style:style>
    <style:style style:name="Table1.D" style:family="table-column">
      <style:table-column-properties style:column-width="2.84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066in"/>
    </style:style>
    <style:style style:name="Table2.B" style:family="table-column">
      <style:table-column-properties style:column-width="1.4507in"/>
    </style:style>
    <style:style style:name="Table2.C" style:family="table-column">
      <style:table-column-properties style:column-width="3.408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Heading_20_3">
      <style:text-properties fo:font-size="6pt" style:font-size-asian="5.25pt" style:font-size-complex="6pt"/>
    </style:style>
    <style:style style:name="P7" style:family="paragraph" style:parent-style-name="Heading_20_4"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text-properties fo:font-size="6pt" style:font-size-asian="5.25pt" style:font-size-complex="6pt"/>
    </style:style>
    <style:style style:name="P13" style:family="paragraph" style:parent-style-name="Text_20_body" style:list-style-name="L7">
      <style:text-properties fo:font-size="6pt" style:font-size-asian="5.25pt" style:font-size-complex="6pt"/>
    </style:style>
    <style:style style:name="P14" style:family="paragraph" style:parent-style-name="Text_20_body" style:list-style-name="L8">
      <style:text-properties fo:font-size="6pt" style:font-size-asian="5.25pt" style:font-size-complex="6pt"/>
    </style:style>
    <style:style style:name="P15" style:family="paragraph" style:parent-style-name="Text_20_body" style:list-style-name="L9">
      <style:text-properties fo:font-size="6pt" style:font-size-asian="5.25pt" style:font-size-complex="6pt"/>
    </style:style>
    <style:style style:name="P16" style:family="paragraph" style:parent-style-name="Text_20_body" style:list-style-name="L10">
      <style:text-properties fo:font-size="6pt" style:font-size-asian="5.25pt" style:font-size-complex="6pt"/>
    </style:style>
    <style:style style:name="P17" style:family="paragraph" style:parent-style-name="Text_20_body" style:list-style-name="L11">
      <style:text-properties fo:font-size="6pt" style:font-size-asian="5.25pt" style:font-size-complex="6pt"/>
    </style:style>
    <style:style style:name="P18" style:family="paragraph" style:parent-style-name="Text_20_body" style:list-style-name="L12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Text_20_body" style:list-style-name="L19">
      <style:text-properties fo:font-size="6pt" style:font-size-asian="5.25pt" style:font-size-complex="6pt"/>
    </style:style>
    <style:style style:name="P26" style:family="paragraph" style:parent-style-name="Text_20_body" style:list-style-name="L20">
      <style:text-properties fo:font-size="6pt" style:font-size-asian="5.25pt" style:font-size-complex="6pt"/>
    </style:style>
    <style:style style:name="P27" style:family="paragraph" style:parent-style-name="Text_20_body" style:list-style-name="L21">
      <style:text-properties fo:font-size="6pt" style:font-size-asian="5.25pt" style:font-size-complex="6pt"/>
    </style:style>
    <style:style style:name="P28" style:family="paragraph" style:parent-style-name="Text_20_body" style:list-style-name="L22">
      <style:text-properties fo:font-size="6pt" style:font-size-asian="5.25pt" style:font-size-complex="6pt"/>
    </style:style>
    <style:style style:name="P29" style:family="paragraph" style:parent-style-name="Text_20_body" style:list-style-name="L23">
      <style:text-properties fo:font-size="6pt" style:font-size-asian="5.25pt" style:font-size-complex="6pt"/>
    </style:style>
    <style:style style:name="P30" style:family="paragraph" style:parent-style-name="Text_20_body" style:list-style-name="L24">
      <style:text-properties fo:font-size="6pt" style:font-size-asian="5.25pt" style:font-size-complex="6pt"/>
    </style:style>
    <style:style style:name="P31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<text:span text:style-name="Strong_20_Emphasis">PART 3 — Market &amp; Competitive Analysis</text:span><text:line-break/>Document #7 (Business Plan)<text:line-break/><text:span text:style-name="Strong_20_Emphasis">Option C — BOTH (Humanoid + Appliance Platform)</text:span><text:line-break/>Author: <text:span text:style-name="Emphasis">Meir Niv</text:span></text:p>
      <text:p text:style-name="P2"/>
      <text:h text:style-name="P3" text:outline-level="1"><text:span text:style-name="Strong_20_Emphasis">📘 Document #7 — Business Plan</text:span></text:h>
      <text:h text:style-name="P4" text:outline-level="2"><text:span text:style-name="Strong_20_Emphasis">PART 3 — Market &amp; Competitive Analysis</text:span></text:h>
      <text:p text:style-name="P2"/>
      <text:h text:style-name="P3" text:outline-level="1"><text:span text:style-name="Strong_20_Emphasis">3. Market &amp; Competitive Analysis</text:span></text:h>
      <text:p text:style-name="P1">The RoboChef System targets <text:span text:style-name="Strong_20_Emphasis">three massive markets simultaneously</text:span>:</text:p>
      <text:list text:style-name="L1">
        <text:list-item>
          <text:p text:style-name="P5"><text:span text:style-name="Strong_20_Emphasis">Consumer Household Kitchens</text:span></text:p>
        </text:list-item>
        <text:list-item>
          <text:p text:style-name="P5"><text:span text:style-name="Strong_20_Emphasis">Restaurants &amp; Commercial Kitchens</text:span></text:p>
        </text:list-item>
        <text:list-item>
          <text:p text:style-name="P5"><text:span text:style-name="Strong_20_Emphasis">Food Supply &amp; Ingredient Manufacturing</text:span></text:p>
        </text:list-item>
        <text:list-item>
          <text:p text:style-name="P5"><text:span text:style-name="Emphasis">(Bonus)</text:span> Senior care, disability support, and autonomous living markets.</text:p>
        </text:list-item>
      </text:list>
      <text:p text:style-name="P1">No existing competitor covers all these markets <text:span text:style-name="Strong_20_Emphasis">with encrypted food authorization</text:span>, a humanoid chef embodiment, AND a scalable robotic appliance platform — making RoboChef uniquely positioned for dominance.</text:p>
      <text:p text:style-name="P2"/>
      <text:h text:style-name="P3" text:outline-level="1"><text:span text:style-name="Strong_20_Emphasis">3.1 Total Addressable Market (TAM)</text:span></text:h>
      <text:h text:style-name="P6" text:outline-level="3"><text:span text:style-name="Strong_20_Emphasis">3.1.1 Global Food &amp; Kitchen Automation Marke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arket Sector</text:p>
            </table:table-cell>
            <table:table-cell table:style-name="Table1.A1" office:value-type="string">
              <text:p text:style-name="Table_20_Heading">2025 Value</text:p>
            </table:table-cell>
            <table:table-cell table:style-name="Table1.A1" office:value-type="string">
              <text:p text:style-name="Table_20_Heading">CAGR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Smart Kitchen Appliances</text:p>
          </table:table-cell>
          <table:table-cell table:style-name="Table1.A1" office:value-type="string">
            <text:p text:style-name="Table_20_Contents">$38B</text:p>
          </table:table-cell>
          <table:table-cell table:style-name="Table1.A1" office:value-type="string">
            <text:p text:style-name="Table_20_Contents">15%</text:p>
          </table:table-cell>
          <table:table-cell table:style-name="Table1.A1" office:value-type="string">
            <text:p text:style-name="Table_20_Contents">Rapidly growing consumer adoption</text:p>
          </table:table-cell>
        </table:table-row>
        <table:table-row>
          <table:table-cell table:style-name="Table1.A1" office:value-type="string">
            <text:p text:style-name="Table_20_Contents">Food Robotics</text:p>
          </table:table-cell>
          <table:table-cell table:style-name="Table1.A1" office:value-type="string">
            <text:p text:style-name="Table_20_Contents">$13B</text:p>
          </table:table-cell>
          <table:table-cell table:style-name="Table1.A1" office:value-type="string">
            <text:p text:style-name="Table_20_Contents">16%</text:p>
          </table:table-cell>
          <table:table-cell table:style-name="Table1.A1" office:value-type="string">
            <text:p text:style-name="Table_20_Contents">Automated cooking, prep, packaging</text:p>
          </table:table-cell>
        </table:table-row>
        <table:table-row>
          <table:table-cell table:style-name="Table1.A1" office:value-type="string">
            <text:p text:style-name="Table_20_Contents">Commercial Kitchen Automation</text:p>
          </table:table-cell>
          <table:table-cell table:style-name="Table1.A1" office:value-type="string">
            <text:p text:style-name="Table_20_Contents">$80B</text:p>
          </table:table-cell>
          <table:table-cell table:style-name="Table1.A1" office:value-type="string">
            <text:p text:style-name="Table_20_Contents">12%</text:p>
          </table:table-cell>
          <table:table-cell table:style-name="Table1.A1" office:value-type="string">
            <text:p text:style-name="Table_20_Contents">Restaurants automating due to labor shortages</text:p>
          </table:table-cell>
        </table:table-row>
        <table:table-row>
          <table:table-cell table:style-name="Table1.A1" office:value-type="string">
            <text:p text:style-name="Table_20_Contents">Meal Kit Industry</text:p>
          </table:table-cell>
          <table:table-cell table:style-name="Table1.A1" office:value-type="string">
            <text:p text:style-name="Table_20_Contents">$30B</text:p>
          </table:table-cell>
          <table:table-cell table:style-name="Table1.A1" office:value-type="string">
            <text:p text:style-name="Table_20_Contents">14%</text:p>
          </table:table-cell>
          <table:table-cell table:style-name="Table1.A1" office:value-type="string">
            <text:p text:style-name="Table_20_Contents">This is where AEC ingredient packs fits</text:p>
          </table:table-cell>
        </table:table-row>
        <table:table-row>
          <table:table-cell table:style-name="Table1.A1" office:value-type="string">
            <text:p text:style-name="Table_20_Contents">Humanoid Robotics</text:p>
          </table:table-cell>
          <table:table-cell table:style-name="Table1.A1" office:value-type="string">
            <text:p text:style-name="Table_20_Contents">$150B (2030 forecast)</text:p>
          </table:table-cell>
          <table:table-cell table:style-name="Table1.A1" office:value-type="string">
            <text:p text:style-name="Table_20_Contents">20–35%</text:p>
          </table:table-cell>
          <table:table-cell table:style-name="Table1.A1" office:value-type="string">
            <text:p text:style-name="Table_20_Contents">Foxconn, Tesla, China driving mass production</text:p>
          </table:table-cell>
        </table:table-row>
      </table:table>
      <text:p text:style-name="P1"><text:span text:style-name="Strong_20_Emphasis">Total combined market: ~$300–400 Billion</text:span> addressable by RoboChef.</text:p>
      <text:p text:style-name="P2"/>
      <text:h text:style-name="P3" text:outline-level="1"><text:span text:style-name="Strong_20_Emphasis">3.2 Serviceable Addressable Market (SAM)</text:span></text:h>
      <text:h text:style-name="P6" text:outline-level="3"><text:span text:style-name="Strong_20_Emphasis">Segment 1 — Consumers</text:span></text:h>
      <text:p text:style-name="P1">Two primary groups:</text:p>
      <text:h text:style-name="P7" text:outline-level="4"><text:span text:style-name="Strong_20_Emphasis">(A) Upper-Middle Class Households</text:span></text:h>
      <text:list text:style-name="L2">
        <text:list-item>
          <text:p text:style-name="P8">150M qualifying households worldwide</text:p>
        </text:list-item>
        <text:list-item>
          <text:p text:style-name="P8">Smart appliance adoption is growing</text:p>
        </text:list-item>
        <text:list-item>
          <text:p text:style-name="P8">Early adopters for convenience automation</text:p>
        </text:list-item>
      </text:list>
      <text:h text:style-name="P7" text:outline-level="4"><text:span text:style-name="Strong_20_Emphasis">(B) Seniors &amp; Disabled Users</text:span></text:h>
      <text:list text:style-name="L3">
        <text:list-item>
          <text:p text:style-name="P9">900M people globally</text:p>
        </text:list-item>
        <text:list-item>
          <text:p text:style-name="P9">RoboChef becomes essential for independent living</text:p>
        </text:list-item>
        <text:list-item>
          <text:p text:style-name="P9">Government subsidies possible</text:p>
        </text:list-item>
      </text:list>
      <text:p text:style-name="P1">This group alone represents <text:span text:style-name="Strong_20_Emphasis">$50–100B</text:span> SAM.</text:p>
      <text:p text:style-name="P2"><text:soft-page-break/></text:p>
      <text:h text:style-name="P6" text:outline-level="3"><text:span text:style-name="Strong_20_Emphasis">Segment 2 — Restaurants</text:span></text:h>
      <text:p text:style-name="P1">Worldwide restaurants: <text:span text:style-name="Strong_20_Emphasis">22 million</text:span></text:p>
      <text:p text:style-name="P1">The largest cost drivers for restaurants are:</text:p>
      <text:list text:style-name="L4">
        <text:list-item>
          <text:p text:style-name="P10">Labor 35–45%</text:p>
        </text:list-item>
        <text:list-item>
          <text:p text:style-name="P10">Food waste 10–20%</text:p>
        </text:list-item>
        <text:list-item>
          <text:p text:style-name="P10">Inconsistent quality</text:p>
        </text:list-item>
        <text:list-item>
          <text:p text:style-name="P10">Health violations</text:p>
        </text:list-item>
      </text:list>
      <text:p text:style-name="P1">RoboChef reduces labor by <text:span text:style-name="Strong_20_Emphasis">60–80%</text:span>, standardizes cooking, and reduces waste.</text:p>
      <text:p text:style-name="P1">Estimated SAM: <text:span text:style-name="Strong_20_Emphasis">$80B</text:span>.</text:p>
      <text:p text:style-name="P2"/>
      <text:h text:style-name="P6" text:outline-level="3"><text:span text:style-name="Strong_20_Emphasis">Segment 3 — Ingredients &amp; Food Supply Chain</text:span></text:h>
      <text:p text:style-name="P1">This is where <text:span text:style-name="Strong_20_Emphasis">AEC licensing</text:span> becomes a billion-dollar recurring revenue engine.</text:p>
      <text:p text:style-name="P1">Potential vendors:</text:p>
      <text:list text:style-name="L5">
        <text:list-item>
          <text:p text:style-name="P11">Grocery chains</text:p>
        </text:list-item>
        <text:list-item>
          <text:p text:style-name="P11">Meal kit companies</text:p>
        </text:list-item>
        <text:list-item>
          <text:p text:style-name="P11">Restaurant wholesale distributors</text:p>
        </text:list-item>
        <text:list-item>
          <text:p text:style-name="P11">Farms and food processors</text:p>
        </text:list-item>
      </text:list>
      <text:p text:style-name="P1">Projected SAM: <text:span text:style-name="Strong_20_Emphasis">$50B</text:span>.</text:p>
      <text:p text:style-name="P2"/>
      <text:h text:style-name="P6" text:outline-level="3"><text:span text:style-name="Strong_20_Emphasis">Total SAM: ~ $180–250 Billion</text:span></text:h>
      <text:p text:style-name="P2"/>
      <text:h text:style-name="P3" text:outline-level="1"><text:span text:style-name="Strong_20_Emphasis">3.3 Serviceable Obtainable Market (SOM)</text:span> (realistic penetration)</text:h>
      <text:p text:style-name="P1">Conservative adoption:</text:p>
      <text:list text:style-name="L6">
        <text:list-item>
          <text:p text:style-name="P12"><text:span text:style-name="Strong_20_Emphasis">0.1% households</text:span></text:p>
        </text:list-item>
        <text:list-item>
          <text:p text:style-name="P12"><text:span text:style-name="Strong_20_Emphasis">0.5% restaurants</text:span></text:p>
        </text:list-item>
        <text:list-item>
          <text:p text:style-name="P12"><text:span text:style-name="Strong_20_Emphasis">0.5% ingredient vendors</text:span></text:p>
        </text:list-item>
      </text:list>
      <text:p text:style-name="P1">This produces:</text:p>
      <text:list text:style-name="L7">
        <text:list-item>
          <text:p text:style-name="P13"><text:span text:style-name="Strong_20_Emphasis">Households</text:span>: ~150,000 units</text:p>
        </text:list-item>
        <text:list-item>
          <text:p text:style-name="P13"><text:span text:style-name="Strong_20_Emphasis">Restaurants</text:span>: ~100,000 units</text:p>
        </text:list-item>
        <text:list-item>
          <text:p text:style-name="P13"><text:span text:style-name="Strong_20_Emphasis">Vendors</text:span>: 1,000 vendors using AEC licensing</text:p>
        </text:list-item>
      </text:list>
      <text:p text:style-name="P1">This results in <text:span text:style-name="Strong_20_Emphasis">multi-billion-dollar annual revenue</text:span>, even with very small penetration.</text:p>
      <text:p text:style-name="P2"/>
      <text:h text:style-name="P3" text:outline-level="1"><text:span text:style-name="Strong_20_Emphasis">3.4 Competitive Landscape</text:span></text:h>
      <text:h text:style-name="P6" text:outline-level="3"><text:span text:style-name="Strong_20_Emphasis">Direct Competitors (Partial Solutions Only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pany / Product</text:p>
            </table:table-cell>
            <table:table-cell table:style-name="Table2.A1" office:value-type="string">
              <text:p text:style-name="Table_20_Heading">Focus</text:p>
            </table:table-cell>
            <table:table-cell table:style-name="Table2.A1" office:value-type="string">
              <text:p text:style-name="Table_20_Heading">RoboChef Competitive Advantag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Tesla Optimus</text:span></text:p>
          </table:table-cell>
          <table:table-cell table:style-name="Table2.A1" office:value-type="string">
            <text:p text:style-name="Table_20_Contents">General humanoid</text:p>
          </table:table-cell>
          <table:table-cell table:style-name="Table2.A1" office:value-type="string">
            <text:p text:style-name="Table_20_Contents">Optimus does not have food authorization or culinary specializa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ley Robotics Kitchen</text:span></text:p>
          </table:table-cell>
          <table:table-cell table:style-name="Table2.A1" office:value-type="string">
            <text:p text:style-name="Table_20_Contents">Enclosed robotic kitchen</text:p>
          </table:table-cell>
          <table:table-cell table:style-name="Table2.A1" office:value-type="string">
            <text:p text:style-name="Table_20_Contents">Not humanoid, no AEC, extremely limited recipes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Botinkit / Chinese cooking robots</text:span></text:p>
          </table:table-cell>
          <table:table-cell table:style-name="Table2.A1" office:value-type="string">
            <text:p text:style-name="Table_20_Contents">Wok-style robotic cooking</text:p>
          </table:table-cell>
          <table:table-cell table:style-name="Table2.A1" office:value-type="string">
            <text:p text:style-name="Table_20_Contents">Limited cuisine, not household-friendly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mote-controlled robots (Japan)</text:span></text:p>
          </table:table-cell>
          <table:table-cell table:style-name="Table2.A1" office:value-type="string">
            <text:p text:style-name="Table_20_Contents">Partial automation</text:p>
          </table:table-cell>
          <table:table-cell table:style-name="Table2.A1" office:value-type="string">
            <text:p text:style-name="Table_20_Contents">Not autonomou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eal kit companies</text:span></text:p>
          </table:table-cell>
          <table:table-cell table:style-name="Table2.A1" office:value-type="string">
            <text:p text:style-name="Table_20_Contents">Ingredients only</text:p>
          </table:table-cell>
          <table:table-cell table:style-name="Table2.A1" office:value-type="string">
            <text:p text:style-name="Table_20_Contents">No robots, no automa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mart ovens (June, Tovala)</text:span></text:p>
          </table:table-cell>
          <table:table-cell table:style-name="Table2.A1" office:value-type="string">
            <text:p text:style-name="Table_20_Contents">Single appliance cooking</text:p>
          </table:table-cell>
          <table:table-cell table:style-name="Table2.A1" office:value-type="string">
            <text:p text:style-name="Table_20_Contents">Not full meal preparation.</text:p>
          </table:table-cell>
        </table:table-row>
      </table:table>
      <text:p text:style-name="P1"><text:span text:style-name="Strong_20_Emphasis">Conclusion:</text:span><text:line-break/><text:span text:style-name="Strong_20_Emphasis">No competitor combines robotics + humanoid + sealed encrypted ingredients + full meal automation.</text:span><text:line-break/>This is a wholly unique, patentable space.</text:p>
      <text:p text:style-name="P2"/>
      <text:h text:style-name="P3" text:outline-level="1"><text:span text:style-name="Strong_20_Emphasis">3.5 Unique Value Proposition vs Competitors</text:span></text:h>
      <text:h text:style-name="P4" text:outline-level="2"><text:span text:style-name="Strong_20_Emphasis">RoboChef delivers 10 advantages no competitor has:</text:span></text:h>
      <text:h text:style-name="P6" text:outline-level="3"><text:span text:style-name="Strong_20_Emphasis">1. AEC Ingredient Authentication System</text:span></text:h>
      <text:p text:style-name="P1">No one has encryption-based ingredient control.<text:line-break/>This alone is a patent fortress.</text:p>
      <text:h text:style-name="P6" text:outline-level="3"><text:span text:style-name="Strong_20_Emphasis">2. Dual Embodiment Platform</text:span></text:h>
      <text:p text:style-name="P1">Humanoid + Robotic Appliance<text:line-break/>Most competitors rely on single hardware approaches.</text:p>
      <text:h text:style-name="P6" text:outline-level="3"><text:span text:style-name="Strong_20_Emphasis">3. Vendor Revenue Model</text:span></text:h>
      <text:p text:style-name="P1">Ongoing licensing for ingredients — others cannot control food supply.</text:p>
      <text:h text:style-name="P6" text:outline-level="3"><text:span text:style-name="Strong_20_Emphasis">4. Celebrity Chef Recipe Protection</text:span></text:h>
      <text:p text:style-name="P1">Recipes protected via encryption — encourages major chefs to participate.</text:p>
      <text:h text:style-name="P6" text:outline-level="3"><text:span text:style-name="Strong_20_Emphasis">5. User-Created Custom Packs</text:span></text:h>
      <text:p text:style-name="P1">Consumers can create their own sealed packs — no competitor allows safe user custom ingredients.</text:p>
      <text:h text:style-name="P6" text:outline-level="3"><text:span text:style-name="Strong_20_Emphasis">6. Household-aware AI</text:span></text:h>
      <text:p text:style-name="P1">RoboChef learns:</text:p>
      <text:list text:style-name="L8">
        <text:list-item>
          <text:p text:style-name="P14">kitchen layout</text:p>
        </text:list-item>
        <text:list-item>
          <text:p text:style-name="P14">taste preferences</text:p>
        </text:list-item>
        <text:list-item>
          <text:p text:style-name="P14">dietary needs</text:p>
        </text:list-item>
        <text:list-item>
          <text:p text:style-name="P14">schedules</text:p>
        </text:list-item>
      </text:list>
      <text:h text:style-name="P6" text:outline-level="3"><text:span text:style-name="Strong_20_Emphasis">7. Wide Range of Cooking Styles</text:span></text:h>
      <text:p text:style-name="P1">Humanoid can replicate:</text:p>
      <text:list text:style-name="L9">
        <text:list-item>
          <text:p text:style-name="P15">grill</text:p>
        </text:list-item>
        <text:list-item>
          <text:p text:style-name="P15">fry</text:p>
        </text:list-item>
        <text:list-item>
          <text:p text:style-name="P15">sauté</text:p>
        </text:list-item>
        <text:list-item>
          <text:p text:style-name="P15">bake</text:p>
        </text:list-item>
        <text:list-item>
          <text:p text:style-name="P15">blend</text:p>
        </text:list-item>
        <text:list-item>
          <text:p text:style-name="P15">mix</text:p>
        </text:list-item>
        <text:list-item>
          <text:p text:style-name="P15">chop</text:p>
        </text:list-item>
        <text:list-item>
          <text:p text:style-name="P15">knead</text:p>
        </text:list-item>
      </text:list>
      <text:p text:style-name="P1">Robotic box systems cannot do this.</text:p>
      <text:h text:style-name="P6" text:outline-level="3"><text:soft-page-break/><text:span text:style-name="Strong_20_Emphasis">8. Global applicability</text:span></text:h>
      <text:p text:style-name="P1">Food preparation is universal; RoboChef works in:</text:p>
      <text:list text:style-name="L10">
        <text:list-item>
          <text:p text:style-name="P16">homes</text:p>
        </text:list-item>
        <text:list-item>
          <text:p text:style-name="P16">hospitals</text:p>
        </text:list-item>
        <text:list-item>
          <text:p text:style-name="P16">senior facilities</text:p>
        </text:list-item>
        <text:list-item>
          <text:p text:style-name="P16">restaurants</text:p>
        </text:list-item>
        <text:list-item>
          <text:p text:style-name="P16">offices</text:p>
        </text:list-item>
        <text:list-item>
          <text:p text:style-name="P16">schools</text:p>
        </text:list-item>
        <text:list-item>
          <text:p text:style-name="P16">space stations (future)</text:p>
        </text:list-item>
      </text:list>
      <text:h text:style-name="P6" text:outline-level="3"><text:span text:style-name="Strong_20_Emphasis">9. Future-proof</text:span></text:h>
      <text:p text:style-name="P1">As humanoids become inexpensive (as expected from Asia &amp; U.S.), RoboChef becomes mass-market.</text:p>
      <text:h text:style-name="P6" text:outline-level="3"><text:span text:style-name="Strong_20_Emphasis">10. Entire food ecosystem creation</text:span></text:h>
      <text:p text:style-name="P1">RoboChef is not competing in the cooking robot market —<text:line-break/>it <text:span text:style-name="Strong_20_Emphasis">creates a new market</text:span>:<text:line-break/><text:span text:style-name="Strong_20_Emphasis">Encrypted food ecosystem + robot kitchen execution.</text:span></text:p>
      <text:p text:style-name="P2"/>
      <text:h text:style-name="P3" text:outline-level="1"><text:span text:style-name="Strong_20_Emphasis">3.6 Barriers to Entry (Defensive Moat)</text:span></text:h>
      <text:p text:style-name="P1">RoboChef has unusually strong protection layers:</text:p>
      <text:h text:style-name="P6" text:outline-level="3"><text:span text:style-name="Strong_20_Emphasis">Technical Barriers</text:span></text:h>
      <text:list text:style-name="L11">
        <text:list-item>
          <text:p text:style-name="P17">Encrypted food authorization system (AEC)</text:p>
        </text:list-item>
        <text:list-item>
          <text:p text:style-name="P17">Complex cloud-to-robot motion translation</text:p>
        </text:list-item>
        <text:list-item>
          <text:p text:style-name="P17">AI cooking engine</text:p>
        </text:list-item>
        <text:list-item>
          <text:p text:style-name="P17">Humanoid training and safety AI</text:p>
        </text:list-item>
        <text:list-item>
          <text:p text:style-name="P17">Food-safe robotics standards</text:p>
        </text:list-item>
      </text:list>
      <text:h text:style-name="P6" text:outline-level="3"><text:span text:style-name="Strong_20_Emphasis">Business Barriers</text:span></text:h>
      <text:list text:style-name="L12">
        <text:list-item>
          <text:p text:style-name="P18">Vendor network locked via AEC</text:p>
        </text:list-item>
        <text:list-item>
          <text:p text:style-name="P18">Celebrity-chef recipe licensing</text:p>
        </text:list-item>
        <text:list-item>
          <text:p text:style-name="P18">Early-mover advantage in encrypted food market</text:p>
        </text:list-item>
      </text:list>
      <text:h text:style-name="P6" text:outline-level="3"><text:span text:style-name="Strong_20_Emphasis">Patent Barriers</text:span></text:h>
      <text:list text:style-name="L13">
        <text:list-item>
          <text:p text:style-name="P19">Humanoid cooking with encrypted ingredients</text:p>
        </text:list-item>
        <text:list-item>
          <text:p text:style-name="P19">Robotic cooking device requiring AEC authentication</text:p>
        </text:list-item>
        <text:list-item>
          <text:p text:style-name="P19">Multi-embodiment system claims</text:p>
        </text:list-item>
        <text:list-item>
          <text:p text:style-name="P19">Encrypted recipe execution and food preparation</text:p>
        </text:list-item>
      </text:list>
      <text:h text:style-name="P6" text:outline-level="3"><text:span text:style-name="Strong_20_Emphasis">Operational Barriers</text:span></text:h>
      <text:list text:style-name="L14">
        <text:list-item>
          <text:p text:style-name="P20">Hard to reproduce ingredient ecosystem</text:p>
        </text:list-item>
        <text:list-item>
          <text:p text:style-name="P20">Hard to compete with both humanoid + appliance approaches</text:p>
        </text:list-item>
      </text:list>
      <text:p text:style-name="P2"/>
      <text:h text:style-name="P3" text:outline-level="1"><text:span text:style-name="Strong_20_Emphasis">3.7 Market Timing Analysis (Why Now?)</text:span></text:h>
      <text:h text:style-name="P6" text:outline-level="3"><text:span text:style-name="Strong_20_Emphasis">Key drivers:</text:span></text:h>
      <text:list text:style-name="L15">
        <text:list-item>
          <text:p text:style-name="P21"><text:span text:style-name="Strong_20_Emphasis">Labor shortages</text:span> in restaurants</text:p>
        </text:list-item>
        <text:list-item>
          <text:p text:style-name="P21"><text:span text:style-name="Strong_20_Emphasis">Aging population</text:span> globally</text:p>
        </text:list-item>
        <text:list-item>
          <text:p text:style-name="P21"><text:span text:style-name="Strong_20_Emphasis">Explosive growth in humanoid robotics</text:span> (2025–2035)</text:p>
        </text:list-item>
        <text:list-item>
          <text:p text:style-name="P21"><text:soft-page-break/><text:span text:style-name="Strong_20_Emphasis">AI mainstream adoption</text:span></text:p>
        </text:list-item>
        <text:list-item>
          <text:p text:style-name="P21"><text:span text:style-name="Strong_20_Emphasis">Supply chain modernization</text:span></text:p>
        </text:list-item>
        <text:list-item>
          <text:p text:style-name="P21"><text:span text:style-name="Strong_20_Emphasis">Health &amp; allergy personalization demand</text:span></text:p>
        </text:list-item>
      </text:list>
      <text:p text:style-name="P1">RoboChef sits at the exact intersection of all these trends.</text:p>
      <text:p text:style-name="P1">The market is ready <text:span text:style-name="Strong_20_Emphasis">now</text:span>, especially in:</text:p>
      <text:list text:style-name="L16">
        <text:list-item>
          <text:p text:style-name="P22">U.S., Japan, Korea, China, Israel</text:p>
        </text:list-item>
        <text:list-item>
          <text:p text:style-name="P22">Middle East luxury market</text:p>
        </text:list-item>
        <text:list-item>
          <text:p text:style-name="P22">Europe senior-care sector</text:p>
        </text:list-item>
      </text:list>
      <text:p text:style-name="P2"/>
      <text:h text:style-name="P3" text:outline-level="1"><text:span text:style-name="Strong_20_Emphasis">3.8 Customer Segments &amp; Personas</text:span></text:h>
      <text:h text:style-name="P6" text:outline-level="3"><text:span text:style-name="Strong_20_Emphasis">Consumer Personas</text:span></text:h>
      <text:list text:style-name="L17">
        <text:list-item>
          <text:p text:style-name="P23"><text:span text:style-name="Strong_20_Emphasis">Busy professionals</text:span></text:p>
        </text:list-item>
        <text:list-item>
          <text:p text:style-name="P23"><text:span text:style-name="Strong_20_Emphasis">Tech adopters &amp; gadget lovers</text:span></text:p>
        </text:list-item>
        <text:list-item>
          <text:p text:style-name="P23"><text:span text:style-name="Strong_20_Emphasis">Families</text:span></text:p>
        </text:list-item>
        <text:list-item>
          <text:p text:style-name="P23"><text:span text:style-name="Strong_20_Emphasis">Seniors / disabled individuals</text:span></text:p>
        </text:list-item>
        <text:list-item>
          <text:p text:style-name="P23"><text:span text:style-name="Strong_20_Emphasis">People with strict diets (e.g., diabetics)</text:span></text:p>
        </text:list-item>
      </text:list>
      <text:h text:style-name="P6" text:outline-level="3"><text:span text:style-name="Strong_20_Emphasis">Restaurant Personas</text:span></text:h>
      <text:list text:style-name="L18">
        <text:list-item>
          <text:p text:style-name="P24">Fast-casual chains</text:p>
        </text:list-item>
        <text:list-item>
          <text:p text:style-name="P24">Fine dining restaurants</text:p>
        </text:list-item>
        <text:list-item>
          <text:p text:style-name="P24">Hotel kitchens</text:p>
        </text:list-item>
        <text:list-item>
          <text:p text:style-name="P24">Catering companies</text:p>
        </text:list-item>
        <text:list-item>
          <text:p text:style-name="P24">Cruise ships (high automation demand)</text:p>
        </text:list-item>
      </text:list>
      <text:h text:style-name="P6" text:outline-level="3"><text:span text:style-name="Strong_20_Emphasis">Vendor Personas</text:span></text:h>
      <text:list text:style-name="L19">
        <text:list-item>
          <text:p text:style-name="P25">Food processors</text:p>
        </text:list-item>
        <text:list-item>
          <text:p text:style-name="P25">National supermarkets</text:p>
        </text:list-item>
        <text:list-item>
          <text:p text:style-name="P25">Farm-to-table distributors</text:p>
        </text:list-item>
        <text:list-item>
          <text:p text:style-name="P25">Meal kit companies</text:p>
        </text:list-item>
        <text:list-item>
          <text:p text:style-name="P25">Celebrity chefs &amp; recipe brands</text:p>
        </text:list-item>
      </text:list>
      <text:p text:style-name="P2"/>
      <text:h text:style-name="P3" text:outline-level="1"><text:span text:style-name="Strong_20_Emphasis">3.9 SWOT Analysis</text:span></text:h>
      <text:h text:style-name="P6" text:outline-level="3"><text:span text:style-name="Strong_20_Emphasis">Strengths</text:span></text:h>
      <text:list text:style-name="L20">
        <text:list-item>
          <text:p text:style-name="P26">Unique encrypted ingredient ecosystem</text:p>
        </text:list-item>
        <text:list-item>
          <text:p text:style-name="P26">Two embodiments, one ecosystem</text:p>
        </text:list-item>
        <text:list-item>
          <text:p text:style-name="P26">High switching costs</text:p>
        </text:list-item>
        <text:list-item>
          <text:p text:style-name="P26">Recurring revenue model</text:p>
        </text:list-item>
        <text:list-item>
          <text:p text:style-name="P26">Patent-heavy and defensible</text:p>
        </text:list-item>
      </text:list>
      <text:h text:style-name="P6" text:outline-level="3"><text:span text:style-name="Strong_20_Emphasis">Weaknesses</text:span></text:h>
      <text:list text:style-name="L21">
        <text:list-item>
          <text:p text:style-name="P27">High initial R&amp;D cost</text:p>
        </text:list-item>
        <text:list-item>
          <text:p text:style-name="P27">Need for robotics expertise</text:p>
        </text:list-item>
        <text:list-item>
          <text:p text:style-name="P27">Complex supply chain</text:p>
        </text:list-item>
      </text:list>
      <text:h text:style-name="P6" text:outline-level="3"><text:soft-page-break/><text:span text:style-name="Strong_20_Emphasis">Opportunities</text:span></text:h>
      <text:list text:style-name="L22">
        <text:list-item>
          <text:p text:style-name="P28">Aging population needs</text:p>
        </text:list-item>
        <text:list-item>
          <text:p text:style-name="P28">Restaurant automation explosion</text:p>
        </text:list-item>
        <text:list-item>
          <text:p text:style-name="P28">Partnerships with global food brands</text:p>
        </text:list-item>
        <text:list-item>
          <text:p text:style-name="P28">Licensing to robot manufacturers</text:p>
        </text:list-item>
      </text:list>
      <text:h text:style-name="P6" text:outline-level="3"><text:span text:style-name="Strong_20_Emphasis">Threats</text:span></text:h>
      <text:list text:style-name="L23">
        <text:list-item>
          <text:p text:style-name="P29">Big-tech entry (Tesla, Amazon, Samsung)</text:p>
        </text:list-item>
        <text:list-item>
          <text:p text:style-name="P29">Regulatory challenges</text:p>
        </text:list-item>
        <text:list-item>
          <text:p text:style-name="P29">AI safety considerations</text:p>
        </text:list-item>
      </text:list>
      <text:p text:style-name="P1">But thanks to AEC + patents, even big-tech cannot easily compete.</text:p>
      <text:p text:style-name="P2"/>
      <text:h text:style-name="P3" text:outline-level="1"><text:span text:style-name="Strong_20_Emphasis">PART 3 — Completed</text:span></text:h>
      <text:p text:style-name="P1">You now have a full, professional-grade <text:span text:style-name="Strong_20_Emphasis">Market &amp; Competitive Analysis</text:span> suitable for:</text:p>
      <text:list text:style-name="L24">
        <text:list-item>
          <text:p text:style-name="P30">Patent submission</text:p>
        </text:list-item>
        <text:list-item>
          <text:p text:style-name="P30">Investors</text:p>
        </text:list-item>
        <text:list-item>
          <text:p text:style-name="P30">Corporate partners</text:p>
        </text:list-item>
        <text:list-item>
          <text:p text:style-name="P30">Grant applications</text:p>
        </text:list-item>
        <text:list-item>
          <text:p text:style-name="P30">Government subsidies for senior-care technology</text:p>
        </text:list-item>
      </text:list>
      <text:p text:style-name="P2"/>
      <text:h text:style-name="P4" text:outline-level="2"><text:span text:style-name="Strong_20_Emphasis">Ready for PART 4 — Revenue Model &amp; Financials?</text:span></text:h>
      <text:p text:style-name="P1">Say: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9:15:52.876112100</meta:creation-date>
    <dc:date>2025-11-16T19:19:34.186952300</dc:date>
    <meta:editing-duration>PT3M41S</meta:editing-duration>
    <meta:editing-cycles>1</meta:editing-cycles>
    <meta:document-statistic meta:table-count="2" meta:image-count="0" meta:object-count="0" meta:page-count="6" meta:paragraph-count="225" meta:word-count="1051" meta:character-count="6963" meta:non-whitespace-character-count="6232"/>
    <meta:generator>LibreOffice/25.8.2.2$Windows_X86_64 LibreOffice_project/d401f2107ccab8f924a8e2df40f573aab7605b6f</meta:generator>
  </office:meta>
</office:document-meta>
</file>